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6pt" officeooo:rsid="000fd1bf" officeooo:paragraph-rsid="000fd1bf" style:font-size-asian="14pt" style:font-size-complex="16pt"/>
    </style:style>
    <style:style style:name="P2" style:family="paragraph" style:parent-style-name="Standard">
      <style:text-properties officeooo:paragraph-rsid="0010a2a6"/>
    </style:style>
    <style:style style:name="P3" style:family="paragraph" style:parent-style-name="Standard">
      <style:text-properties style:font-name="Liberation Serif" fo:font-size="12pt" officeooo:rsid="000fd1bf" officeooo:paragraph-rsid="000fd1bf" style:font-size-asian="10.5pt" style:font-size-complex="12pt"/>
    </style:style>
    <style:style style:name="P4" style:family="paragraph" style:parent-style-name="Standard">
      <style:text-properties style:font-name="Liberation Serif" fo:font-size="12pt" officeooo:rsid="0010a2a6" officeooo:paragraph-rsid="0010a2a6" style:font-size-asian="10.5pt" style:font-size-complex="12pt"/>
    </style:style>
    <style:style style:name="P5" style:family="paragraph" style:parent-style-name="Standard">
      <style:text-properties style:font-name="Liberation Serif" officeooo:paragraph-rsid="0010a2a6"/>
    </style:style>
    <style:style style:name="P6" style:family="paragraph" style:parent-style-name="Standard">
      <style:text-properties style:font-name="Liberation Serif" fo:font-size="16pt" officeooo:rsid="000fd1bf" officeooo:paragraph-rsid="000fd1bf" style:font-size-asian="14pt" style:font-size-complex="16pt"/>
    </style:style>
    <style:style style:name="P7" style:family="paragraph" style:parent-style-name="Standard">
      <style:text-properties officeooo:rsid="0010a2a6" officeooo:paragraph-rsid="0010a2a6"/>
    </style:style>
    <style:style style:name="P8" style:family="paragraph" style:parent-style-name="Standard">
      <style:text-properties officeooo:rsid="001105c8" officeooo:paragraph-rsid="001105c8"/>
    </style:style>
    <style:style style:name="P9" style:family="paragraph" style:parent-style-name="Standard">
      <style:text-properties officeooo:rsid="00128af3" officeooo:paragraph-rsid="00128af3"/>
    </style:style>
    <style:style style:name="P10" style:family="paragraph" style:parent-style-name="Standard">
      <style:text-properties officeooo:rsid="0012b8b2" officeooo:paragraph-rsid="0012b8b2"/>
    </style:style>
    <style:style style:name="P11" style:family="paragraph" style:parent-style-name="Standard">
      <style:text-properties officeooo:rsid="0014a147" officeooo:paragraph-rsid="0014a147"/>
    </style:style>
    <style:style style:name="P12" style:family="paragraph" style:parent-style-name="Standard">
      <style:text-properties officeooo:rsid="00170b86" officeooo:paragraph-rsid="00170b86"/>
    </style:style>
    <style:style style:name="P13" style:family="paragraph" style:parent-style-name="Standard">
      <style:text-properties officeooo:rsid="0018225e" officeooo:paragraph-rsid="0018225e"/>
    </style:style>
    <style:style style:name="P14" style:family="paragraph" style:parent-style-name="Standard">
      <style:text-properties officeooo:rsid="001b8400" officeooo:paragraph-rsid="001b8400"/>
    </style:style>
    <style:style style:name="P15" style:family="paragraph" style:parent-style-name="Standard">
      <style:text-properties officeooo:rsid="001d54a6" officeooo:paragraph-rsid="001d54a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0a2a6"/>
    </style:style>
    <style:style style:name="T3" style:family="text">
      <style:text-properties officeooo:rsid="0010a2a6"/>
    </style:style>
    <style:style style:name="T4" style:family="text">
      <style:text-properties style:font-name="Times" fo:font-size="12pt" officeooo:rsid="0010a2a6" style:font-size-asian="10.5pt" style:font-size-complex="12pt"/>
    </style:style>
    <style:style style:name="T5" style:family="text">
      <style:text-properties style:font-name="Times" fo:font-size="12pt" style:text-underline-style="solid" style:text-underline-width="auto" style:text-underline-color="font-color" officeooo:rsid="0010a2a6" style:font-size-asian="10.5pt" style:font-size-complex="12pt"/>
    </style:style>
    <style:style style:name="T6" style:family="text">
      <style:text-properties fo:font-size="12pt" officeooo:rsid="0010a2a6" style:font-size-asian="10.5pt" style:font-size-complex="12pt"/>
    </style:style>
    <style:style style:name="T7" style:family="text">
      <style:text-properties fo:font-size="12pt" style:text-underline-style="solid" style:text-underline-width="auto" style:text-underline-color="font-color" officeooo:rsid="0010a2a6" style:font-size-asian="10.5pt" style:font-size-complex="12pt"/>
    </style:style>
    <style:style style:name="T8" style:family="text">
      <style:text-properties style:font-name="Liberation Serif" fo:font-size="12pt" officeooo:rsid="0010a2a6" style:font-size-asian="10.5pt" style:font-size-complex="12pt"/>
    </style:style>
    <style:style style:name="T9" style:family="text">
      <style:text-properties style:font-name="Liberation Serif" fo:font-size="12pt" style:text-underline-style="solid" style:text-underline-width="auto" style:text-underline-color="font-color" officeooo:rsid="0010a2a6" style:font-size-asian="10.5pt" style:font-size-complex="12pt"/>
    </style:style>
    <style:style style:name="T10" style:family="text">
      <style:text-properties officeooo:rsid="0018225e"/>
    </style:style>
    <style:style style:name="T11" style:family="text">
      <style:text-properties officeooo:rsid="001a1558"/>
    </style:style>
    <style:style style:name="T12" style:family="text">
      <style:text-properties officeooo:rsid="001d64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roup: Parsec</text:p>
      <text:p text:style-name="P6">Questions:</text:p>
      <text:p text:style-name="P1"/>
      <text:p text:style-name="P3"><text:span text:style-name="T1">Students/Faculty:</text:span> What types of evaluation questions should be included in the system to gain beneficial feedback?</text:p>
      <text:p text:style-name="P3"><text:span text:style-name="T1">Faculty/Evaluation </text:span><text:span text:style-name="T2">Admin</text:span><text:span text:style-name="T1">:</text:span> What information belongs within the statistical summary?</text:p>
      <text:p text:style-name="P3"><text:span text:style-name="T1">Students/Faculty:</text:span> What type of responses should be given from the SEI?</text:p>
      <text:p text:style-name="P3"><text:span text:style-name="T1">Students/Faculty:</text:span> Should the survey anonymous? If not, what information should be given from the students?</text:p>
      <text:p text:style-name="P3"><text:span text:style-name="T1">All:</text:span> Is the survey optional? </text:p>
      <text:p text:style-name="P3"><text:span text:style-name="T1">All:</text:span> Should there be a <text:span text:style-name="T10">specific</text:span> length for the survey?</text:p>
      <text:p text:style-name="P4"><text:span text:style-name="T1">All:</text:span> Should it be implemented in other services?</text:p>
      <text:p text:style-name="P4"><text:span text:style-name="T1">Faculty/Admin:</text:span> How many screens should be presented during the evaluation.</text:p>
      <text:p text:style-name="P4"><text:span text:style-name="T1">Faculty/Admin:</text:span> How many times should the evaluation be allowed to be taken.</text:p>
      <text:p text:style-name="P5"><text:span text:style-name="T7">Faculty/Admin:</text:span><text:span text:style-name="T6"> </text:span>Does the system handle the faculty awards, promotions, and tenure decisions?</text:p>
      <text:p text:style-name="P2"><text:span text:style-name="T9">All:</text:span><text:span text:style-name="T8"> </text:span>When should the students have access to the system?</text:p>
      <text:p text:style-name="P2"><text:span text:style-name="T2">Faculty/Admin:</text:span><text:span text:style-name="T3"> </text:span>Can students complete these evaluations at home, or do they need supervised during class?</text:p>
      <text:p text:style-name="P2"><text:span text:style-name="T2">Admin:</text:span><text:span text:style-name="T3"> </text:span>How does the <text:span text:style-name="T3">evaluation</text:span> staff want the data presented?</text:p>
      <text:p text:style-name="P7"><text:span text:style-name="T1">Admin:</text:span> What statistics do you want provided/displayed from the SEIs?</text:p>
      <text:p text:style-name="P2"><text:span text:style-name="T5">Faculty/Admin:</text:span><text:span text:style-name="T4"> </text:span>Should the system email statistical summaries (and <text:span text:style-name="T3">original</text:span> responses) to faculty after grades have been processed?</text:p>
      <text:p text:style-name="P2"><text:span text:style-name="T2">Faculty/Admin:</text:span><text:span text:style-name="T3"> </text:span>How was the previously used paper SEI organized?</text:p>
      <text:p text:style-name="P2"><text:span text:style-name="T2">All:</text:span><text:span text:style-name="T3"> </text:span>What aspects of the old system do you (still | <text:span text:style-name="T3">definitely</text:span> not) want?</text:p>
      <text:p text:style-name="P8"><text:span text:style-name="T1">Admin:</text:span> How many users are expected?</text:p>
      <text:p text:style-name="P9"><text:span text:style-name="T1">All:</text:span> What is the preferred method of accessing the SEI?</text:p>
      <text:p text:style-name="P9"><text:span text:style-name="T1">Faculty/Admin:</text:span> Is there an incentive to complete the SEI?</text:p>
      <text:p text:style-name="P9"><text:span text:style-name="T1">Students:</text:span> Should there be an incentive to complete the SEI? <text:span text:style-name="T11">If so, what type of incentive?</text:span></text:p>
      <text:p text:style-name="P9"><text:span text:style-name="T1">All:</text:span> How many questions should be presented per screen of the SEI?</text:p>
      <text:p text:style-name="P10"><text:span text:style-name="T1">All:</text:span> Should there be <text:span text:style-name="T10">assisted </text:span>graphics/<text:span text:style-name="T10">logos</text:span> on the interface?</text:p>
      <text:p text:style-name="P10"><text:span text:style-name="T1">Faculty:</text:span> What type of interface would be beneficial to implement questions for the SEI?</text:p>
      <text:p text:style-name="P10"><text:span text:style-name="T1">Faculty/Admin:</text:span> Should the student be required to login to take the SEI?</text:p>
      <text:p text:style-name="P10"><text:span text:style-name="T1">All:</text:span> Should the student be allowed to save the SEI and then continue it later?</text:p>
      <text:p text:style-name="P10"><text:span text:style-name="T1">Faculty/Admin:</text:span> Will there be deadlines for the SEI?</text:p>
      <text:p text:style-name="P11"><text:span text:style-name="T1">Faculty/Admin:</text:span> If the survey is not optional, are there penalties to not completing the SEI?</text:p>
      <text:p text:style-name="P12"><text:span text:style-name="T1">Admin:</text:span> Will every class have/utilize an SEI?</text:p>
      <text:p text:style-name="P13"><text:span text:style-name="T1">Students:</text:span> Do you enjoy completing SEIs?</text:p>
      <text:p text:style-name="P13"><text:span text:style-name="T1">Faculty:</text:span> Should you know how many students took the SEI for your course?</text:p>
      <text:p text:style-name="P13"><text:span text:style-name="T1">Admin:</text:span> Do you want accessibility for future configuration modifications? </text:p>
      <text:p text:style-name="P13"><text:span text:style-name="T1">All:</text:span> Should there be optional questions?</text:p>
      <text:p text:style-name="P13"><text:span text:style-name="T1">Admin:</text:span> Will the students be able to complete the SEIs? Do they have applicable technology?</text:p>
      <text:p text:style-name="P13"><text:span text:style-name="T1">Admin:</text:span> Should there be character limits within the response boxes?</text:p>
      <text:p text:style-name="P14"><text:span text:style-name="T1">Faculty/Admin:</text:span> Should GPA or expected grades play a role in the SEI?</text:p>
      <text:p text:style-name="P15"><text:span text:style-name="T1">All:</text:span> Should students be able to see the results of the SEI? Should they only be able to see Admin specific content?</text:p>
      <text:p text:style-name="P15"><text:span text:style-name="T1">Faculty/Admin:</text:span> Should there be a min<text:span text:style-name="T12">imum</text:span> requirement for the amount of completed SEIs for a specific course?</text:p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8:53:30.386271329</meta:creation-date>
    <dc:date>2018-02-15T10:08:29.708545039</dc:date>
    <meta:editing-duration>PT31M14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41" meta:word-count="439" meta:character-count="2781" meta:non-whitespace-character-count="2379"/>
  </office:meta>
</office:document-meta>
</file>